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Standard">
      <style:paragraph-properties fo:text-align="center" style:justify-single-word="false"/>
      <style:text-properties fo:font-size="13pt" fo:font-weight="bold" officeooo:rsid="000482ab" officeooo:paragraph-rsid="000482ab" style:font-size-asian="11.3500003814697pt" style:font-weight-asian="bold" style:font-size-complex="13pt" style:font-weight-complex="bold"/>
    </style:style>
    <style:style style:name="P2" style:family="paragraph" style:parent-style-name="Standard">
      <style:paragraph-properties fo:text-align="start" style:justify-single-word="false"/>
      <style:text-properties fo:font-size="13pt" fo:font-weight="bold" officeooo:rsid="001947a2" officeooo:paragraph-rsid="001947a2" style:font-size-asian="11.3500003814697pt" style:font-weight-asian="bold" style:font-size-complex="13pt" style:font-weight-complex="bold"/>
    </style:style>
    <style:style style:name="P3" style:family="paragraph" style:parent-style-name="Standard">
      <style:paragraph-properties fo:text-align="center" style:justify-single-word="false"/>
      <style:text-properties fo:font-size="13pt" fo:font-weight="normal" officeooo:rsid="000482ab" officeooo:paragraph-rsid="000482ab"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fo:font-weight="normal" officeooo:rsid="000482ab" officeooo:paragraph-rsid="000482ab"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fo:font-weight="normal" officeooo:rsid="000482ab" officeooo:paragraph-rsid="0006337b"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normal" officeooo:rsid="000482ab" officeooo:paragraph-rsid="0008bf9a"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rsid="000a2501" officeooo:paragraph-rsid="000a2501"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fo:font-weight="normal" officeooo:rsid="000b3a8b" officeooo:paragraph-rsid="000b3a8b"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fo:font-weight="normal" officeooo:rsid="000cbe64" officeooo:paragraph-rsid="000cbe64"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officeooo:paragraph-rsid="000a2501"/>
    </style:style>
    <style:style style:name="P11" style:family="paragraph" style:parent-style-name="Standard">
      <style:paragraph-properties fo:text-align="start" style:justify-single-word="false"/>
      <style:text-properties officeooo:paragraph-rsid="000cbe64"/>
    </style:style>
    <style:style style:name="P12" style:family="paragraph" style:parent-style-name="Standard">
      <style:paragraph-properties fo:text-align="start" style:justify-single-word="false"/>
      <style:text-properties officeooo:paragraph-rsid="0016a250"/>
    </style:style>
    <style:style style:name="P13" style:family="paragraph" style:parent-style-name="Standard" style:list-style-name="L9">
      <style:paragraph-properties fo:text-align="start" style:justify-single-word="false"/>
      <style:text-properties officeooo:paragraph-rsid="0016a250"/>
    </style:style>
    <style:style style:name="P14" style:family="paragraph" style:parent-style-name="Standard" style:list-style-name="L8">
      <style:paragraph-properties fo:text-align="start" style:justify-single-word="false"/>
      <style:text-properties officeooo:rsid="000e716f" officeooo:paragraph-rsid="000e716f"/>
    </style:style>
    <style:style style:name="P15" style:family="paragraph" style:parent-style-name="Standard" style:list-style-name="L8">
      <style:paragraph-properties fo:text-align="start" style:justify-single-word="false"/>
      <style:text-properties officeooo:rsid="000e716f" officeooo:paragraph-rsid="0013d750"/>
    </style:style>
    <style:style style:name="P16" style:family="paragraph" style:parent-style-name="Standard">
      <style:paragraph-properties fo:text-align="start" style:justify-single-word="false"/>
      <style:text-properties officeooo:rsid="000e716f" officeooo:paragraph-rsid="000e716f"/>
    </style:style>
    <style:style style:name="P17" style:family="paragraph" style:parent-style-name="Standard">
      <style:paragraph-properties fo:text-align="start" style:justify-single-word="false"/>
      <style:text-properties officeooo:rsid="000e716f" officeooo:paragraph-rsid="0013d750"/>
    </style:style>
    <style:style style:name="P18" style:family="paragraph" style:parent-style-name="Standard" style:list-style-name="L8">
      <style:paragraph-properties fo:text-align="start" style:justify-single-word="false"/>
      <style:text-properties officeooo:rsid="0012855e" officeooo:paragraph-rsid="0013d750"/>
    </style:style>
    <style:style style:name="P19" style:family="paragraph" style:parent-style-name="Standard">
      <style:paragraph-properties fo:text-align="start" style:justify-single-word="false"/>
      <style:text-properties officeooo:rsid="0012855e" officeooo:paragraph-rsid="0012855e"/>
    </style:style>
    <style:style style:name="P20" style:family="paragraph" style:parent-style-name="Standard" style:list-style-name="L8">
      <style:paragraph-properties fo:text-align="start" style:justify-single-word="false"/>
      <style:text-properties officeooo:rsid="0013d750" officeooo:paragraph-rsid="0013fbc7"/>
    </style:style>
    <style:style style:name="P21" style:family="paragraph" style:parent-style-name="Standard">
      <style:paragraph-properties fo:text-align="start" style:justify-single-word="false"/>
      <style:text-properties officeooo:rsid="0013d750" officeooo:paragraph-rsid="0013fbc7"/>
    </style:style>
    <style:style style:name="P22" style:family="paragraph" style:parent-style-name="Standard" style:list-style-name="L8">
      <style:paragraph-properties fo:text-align="start" style:justify-single-word="false"/>
      <style:text-properties officeooo:rsid="0013fbc7" officeooo:paragraph-rsid="0013fbc7"/>
    </style:style>
    <style:style style:name="P23" style:family="paragraph" style:parent-style-name="Standard">
      <style:paragraph-properties fo:text-align="start" style:justify-single-word="false"/>
      <style:text-properties officeooo:rsid="0013fbc7" officeooo:paragraph-rsid="0013fbc7"/>
    </style:style>
    <style:style style:name="P24" style:family="paragraph" style:parent-style-name="Standard">
      <style:paragraph-properties fo:text-align="start" style:justify-single-word="false"/>
      <style:text-properties officeooo:rsid="001947a2" officeooo:paragraph-rsid="001947a2"/>
    </style:style>
    <style:style style:name="P25" style:family="paragraph" style:parent-style-name="Standard">
      <style:paragraph-properties fo:text-align="start" style:justify-single-word="false"/>
      <style:text-properties fo:font-weight="bold" officeooo:rsid="001947a2" officeooo:paragraph-rsid="001947a2" style:font-weight-asian="bold" style:font-weight-complex="bold"/>
    </style:style>
    <style:style style:name="P26" style:family="paragraph">
      <loext:graphic-properties draw:fill="none" draw:fill-color="#ffffff"/>
    </style:style>
    <style:style style:name="P27" style:family="paragraph">
      <loext:graphic-properties draw:fill-color="#000000"/>
    </style:style>
    <style:style style:name="T1" style:family="text">
      <style:text-properties officeooo:rsid="0006337b"/>
    </style:style>
    <style:style style:name="T2" style:family="text">
      <style:text-properties officeooo:rsid="00074eb0"/>
    </style:style>
    <style:style style:name="T3" style:family="text">
      <style:text-properties fo:font-size="13pt" fo:font-weight="normal" style:font-size-asian="11.3500003814697pt" style:font-weight-asian="normal" style:font-size-complex="13pt" style:font-weight-complex="normal"/>
    </style:style>
    <style:style style:name="T4" style:family="text">
      <style:text-properties fo:font-size="13pt" fo:font-weight="normal" officeooo:rsid="000482ab" style:font-size-asian="11.3500003814697pt" style:font-weight-asian="normal" style:font-size-complex="13pt" style:font-weight-complex="normal"/>
    </style:style>
    <style:style style:name="T5" style:family="text">
      <style:text-properties fo:font-size="13pt" fo:font-weight="normal" officeooo:rsid="00074eb0" style:font-size-asian="11.3500003814697pt" style:font-weight-asian="normal" style:font-size-complex="13pt" style:font-weight-complex="normal"/>
    </style:style>
    <style:style style:name="T6" style:family="text">
      <style:text-properties fo:font-size="13pt" fo:font-weight="normal" officeooo:rsid="0008bf9a" style:font-size-asian="11.3500003814697pt" style:font-weight-asian="normal" style:font-size-complex="13pt" style:font-weight-complex="normal"/>
    </style:style>
    <style:style style:name="T7" style:family="text">
      <style:text-properties fo:font-size="13pt" fo:font-weight="normal" officeooo:rsid="000a2501" style:font-size-asian="11.3500003814697pt" style:font-weight-asian="normal" style:font-size-complex="13pt" style:font-weight-complex="normal"/>
    </style:style>
    <style:style style:name="T8" style:family="text">
      <style:text-properties fo:font-size="13pt" fo:font-weight="normal" officeooo:rsid="000cbe64" style:font-size-asian="11.3500003814697pt" style:font-weight-asian="normal" style:font-size-complex="13pt" style:font-weight-complex="normal"/>
    </style:style>
    <style:style style:name="T9" style:family="text">
      <style:text-properties fo:font-size="13pt" fo:font-weight="normal" officeooo:rsid="000ecc1f" style:font-size-asian="11.3500003814697pt" style:font-weight-asian="normal" style:font-size-complex="13pt" style:font-weight-complex="normal"/>
    </style:style>
    <style:style style:name="T10" style:family="text">
      <style:text-properties fo:font-size="13pt" fo:font-weight="normal" officeooo:rsid="00109a78" style:font-size-asian="11.3500003814697pt" style:font-weight-asian="normal" style:font-size-complex="13pt" style:font-weight-complex="normal"/>
    </style:style>
    <style:style style:name="T11" style:family="text">
      <style:text-properties fo:font-size="13pt" fo:font-weight="normal" officeooo:rsid="00113632" style:font-size-asian="11.3500003814697pt" style:font-weight-asian="normal" style:font-size-complex="13pt" style:font-weight-complex="normal"/>
    </style:style>
    <style:style style:name="T12" style:family="text">
      <style:text-properties fo:font-size="13pt" fo:font-weight="normal" officeooo:rsid="0012855e" style:font-size-asian="11.3500003814697pt" style:font-weight-asian="normal" style:font-size-complex="13pt" style:font-weight-complex="normal"/>
    </style:style>
    <style:style style:name="T13" style:family="text">
      <style:text-properties fo:font-size="13pt" fo:font-weight="normal" officeooo:rsid="0013d750" style:font-size-asian="11.3500003814697pt" style:font-weight-asian="normal" style:font-size-complex="13pt" style:font-weight-complex="normal"/>
    </style:style>
    <style:style style:name="T14" style:family="text">
      <style:text-properties fo:font-size="13pt" fo:font-weight="normal" officeooo:rsid="0013fbc7" style:font-size-asian="11.3500003814697pt" style:font-weight-asian="normal" style:font-size-complex="13pt" style:font-weight-complex="normal"/>
    </style:style>
    <style:style style:name="T15" style:family="text">
      <style:text-properties fo:font-size="13pt" fo:font-weight="normal" officeooo:rsid="00157ab6" style:font-size-asian="11.3500003814697pt" style:font-weight-asian="normal" style:font-size-complex="13pt" style:font-weight-complex="normal"/>
    </style:style>
    <style:style style:name="T16" style:family="text">
      <style:text-properties fo:font-size="13pt" fo:font-weight="normal" officeooo:rsid="0016a250" style:font-size-asian="11.3500003814697pt" style:font-weight-asian="normal" style:font-size-complex="13pt" style:font-weight-complex="normal"/>
    </style:style>
    <style:style style:name="T17" style:family="text">
      <style:text-properties fo:font-size="13pt" fo:font-weight="normal" officeooo:rsid="0017e12b" style:font-size-asian="11.3500003814697pt" style:font-weight-asian="normal" style:font-size-complex="13pt" style:font-weight-complex="normal"/>
    </style:style>
    <style:style style:name="T18" style:family="text">
      <style:text-properties fo:font-size="13pt" fo:font-weight="normal" officeooo:rsid="001a7368" style:font-size-asian="11.3500003814697pt" style:font-weight-asian="normal" style:font-size-complex="13pt" style:font-weight-complex="normal"/>
    </style:style>
    <style:style style:name="T19" style:family="text">
      <style:text-properties fo:font-size="13pt" fo:font-weight="bold" style:font-size-asian="11.3500003814697pt" style:font-weight-asian="bold" style:font-size-complex="13pt" style:font-weight-complex="bold"/>
    </style:style>
    <style:style style:name="T20" style:family="text">
      <style:text-properties fo:font-size="13pt" style:font-size-asian="11.3500003814697pt" style:font-size-complex="13pt"/>
    </style:style>
    <style:style style:name="T21" style:family="text">
      <style:text-properties fo:font-size="13pt" officeooo:rsid="0017e12b" style:font-size-asian="11.3500003814697pt" style:font-size-complex="13pt"/>
    </style:style>
    <style:style style:name="T22" style:family="text">
      <style:text-properties officeooo:rsid="000b3a8b"/>
    </style:style>
    <style:style style:name="T23" style:family="text">
      <style:text-properties officeooo:rsid="000c4f11"/>
    </style:style>
    <style:style style:name="T24" style:family="text">
      <style:text-properties officeooo:rsid="000cbe64"/>
    </style:style>
    <style:style style:name="T25" style:family="text">
      <style:text-properties style:text-position="-8% 58%"/>
    </style:style>
    <style:style style:name="T26" style:family="text">
      <style:text-properties style:text-position="0% 100%"/>
    </style:style>
    <style:style style:name="T27" style:family="text">
      <style:text-properties fo:font-size="12pt" style:font-size-asian="10.5pt" style:font-size-complex="12pt"/>
    </style:style>
    <style:style style:name="T28" style:family="text">
      <style:text-properties style:text-position="-8% 58%" fo:font-size="12pt" style:font-size-asian="10.5pt" style:font-size-complex="12pt"/>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marker-end="Arrowheads_20_2" draw:fill="none" draw:fill-color="#ffffff" fo:min-height="0.2709in" style:run-through="foreground" style:vertical-pos="from-top" style:vertical-rel="paragraph" style:horizontal-pos="from-left" style:horizontal-rel="paragraph"/>
      <style:paragraph-properties style:writing-mode="lr-tb"/>
    </style:style>
    <style:style style:name="gr2" style:family="graphic">
      <style:graphic-properties draw:marker-end="Arrowheads_20_5" draw:fill-color="#000000" draw:textarea-horizontal-align="justify" draw:textarea-vertical-align="middle" draw:auto-grow-height="false" fo:min-height="0.2811in" fo:min-width="2.9362in" style:run-through="foreground" style:vertical-pos="from-top" style:vertical-rel="paragraph" style:horizontal-pos="from-left" style:horizontal-rel="paragraph"/>
    </style:style>
    <style:style style:name="gr3" style:family="graphic">
      <style:graphic-properties draw:stroke="none" svg:stroke-color="#000000" draw:marker-end="Arrowheads_20_2" draw:fill="none" draw:fill-color="#ffffff" fo:min-height="0.3453in" style:run-through="foreground" style:vertical-pos="from-top" style:vertical-rel="paragraph" style:horizontal-pos="from-left" style:horizontal-rel="paragraph"/>
      <style:paragraph-properties style:writing-mode="lr-tb"/>
    </style:style>
    <style:style style:name="gr4" style:family="graphic">
      <style:graphic-properties draw:stroke="none" svg:stroke-color="#000000" draw:marker-end="Arrowheads_20_2" draw:fill="none" draw:fill-color="#ffffff" fo:min-height="0.3839in" style:run-through="foreground" style:vertical-pos="from-top" style:vertical-rel="paragraph" style:horizontal-pos="from-left" style:horizontal-rel="paragraph"/>
      <style:paragraph-properties style:writing-mode="lr-tb"/>
    </style:style>
    <style:style style:name="gr5" style:family="graphic">
      <style:graphic-properties draw:stroke="none" svg:stroke-color="#000000" draw:marker-end="Arrowheads_20_2" draw:fill="none" draw:fill-color="#ffffff" fo:min-height="0.5756in" style:run-through="foreground" style:vertical-pos="from-top" style:vertical-rel="paragraph" style:horizontal-pos="from-left" style:horizontal-rel="paragraph"/>
      <style:paragraph-properties style:writing-mode="lr-tb"/>
    </style:style>
    <style:style style:name="gr6" style:family="graphic">
      <style:graphic-properties draw:marker-end="Arrowheads_20_5" draw:fill-color="#000000" draw:textarea-horizontal-align="justify" draw:textarea-vertical-align="middle" draw:auto-grow-height="false" fo:min-height="0.2811in" fo:min-width="2.9354in" style:run-through="foreground" style:vertical-pos="from-top" style:vertical-rel="paragraph" style:horizontal-pos="from-left" style:horizontal-rel="paragraph"/>
    </style:style>
    <style:style style:name="gr7" style:family="graphic">
      <style:graphic-properties style:run-through="foreground" style:vertical-pos="from-top" style:vertical-rel="paragraph" style:horizontal-pos="from-left" style:horizontal-rel="paragraph"/>
    </style:style>
    <style:style style:name="gr8" style:family="graphic">
      <style:graphic-properties draw:marker-end="Arrowheads_20_5" draw:fill-color="#000000" draw:textarea-horizontal-align="justify" draw:textarea-vertical-align="middle" draw:auto-grow-height="false" fo:min-height="0.2811in" fo:min-width="2.9362in" style:run-through="foreground"/>
    </style:style>
    <style:style style:name="gr9" style:family="graphic">
      <style:graphic-properties draw:marker-end="Arrowheads_20_5" draw:fill-color="#000000" draw:textarea-horizontal-align="justify" draw:textarea-vertical-align="middle" draw:auto-grow-height="false" fo:min-height="0.2811in" fo:min-width="2.9354in" style:run-through="foreground"/>
    </style:style>
    <style:style style:name="gr10" style:family="graphic">
      <style:graphic-properties draw:stroke="none" svg:stroke-color="#000000" draw:marker-end="Arrowheads_20_2" draw:fill="none" draw:fill-color="#ffffff" fo:min-height="0.1925in" style:run-through="foreground"/>
      <style:paragraph-properties style:writing-mode="lr-tb"/>
    </style:style>
    <style:style style:name="gr11" style:family="graphic">
      <style:graphic-properties draw:stroke="none" svg:stroke-color="#000000" draw:marker-end="Arrowheads_20_2" draw:fill="none" draw:fill-color="#ffffff" fo:min-height="0.3839in" style:run-through="foreground"/>
      <style:paragraph-properties style:writing-mode="lr-tb"/>
    </style:style>
    <style:style style:name="gr12" style:family="graphic">
      <style:graphic-properties draw:stroke="none" svg:stroke-color="#000000" draw:marker-end="Arrowheads_20_2" draw:fill="none" draw:fill-color="#ffffff" fo:min-height="0.2709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V204 project report</text:p>
      <text:p text:style-name="P3">Second phase</text:p>
      <text:p text:style-name="P4"/>
      <text:p text:style-name="P4">1. Used technologies:</text:p>
      <text:p text:style-name="P4"><text:span text:style-name="T2">Project is</text:span> us<text:span text:style-name="T2">ing</text:span> <text:span text:style-name="T23">G</text:span>radle template developed on <text:span text:style-name="T1">our faculty</text:span> with preinstalled simulator and compilation of JavaCard applets (<text:a xlink:type="simple" xlink:href="https://github.com/crocs-muni/javacard-gradle-template-edu" text:style-name="Internet_20_link" text:visited-style-name="Visited_20_Internet_20_Link">https://github.com/crocs-muni/javacard-gradle-template-edu</text:a>).</text:p>
      <text:p text:style-name="P10"><text:span text:style-name="T4">Simulator used by this template is available on </text:span><text:a xlink:type="simple" xlink:href="https://github.com/licel/jcardsim" text:style-name="Internet_20_link" text:visited-style-name="Visited_20_Internet_20_Link"><text:span text:style-name="T4">https://github.com/licel/jcardsim</text:span></text:a><text:span text:style-name="T4"> and its documentation </text:span><text:a xlink:type="simple" xlink:href="https://jcardsim.org/" text:style-name="Internet_20_link" text:visited-style-name="Visited_20_Internet_20_Link"><text:span text:style-name="T4">https://jcardsim.org</text:span></text:a><text:span text:style-name="T4">. </text:span><text:span text:style-name="T5">This simulator provide functionality of JavaCard with its API (</text:span><text:a xlink:type="simple" xlink:href="https://docs.oracle.com/javacard/3.0.5/api/" text:style-name="Internet_20_link" text:visited-style-name="Visited_20_Internet_20_Link"><text:span text:style-name="T5">https://docs.oracle.com/javacard/3.0.5/api/</text:span></text:a><text:span text:style-name="T5">). </text:span><text:span text:style-name="T6">Compilation of </text:span><text:span text:style-name="T7">applet</text:span><text:span text:style-name="T6"> </text:span><text:span text:style-name="T7">is done by </text:span><text:a xlink:type="simple" xlink:href="https://github.com/martinpaljak/ant-javacard" text:style-name="Internet_20_link" text:visited-style-name="Visited_20_Internet_20_Link"><text:span text:style-name="T4">https://github.com/martinpaljak/ant-javacard</text:span></text:a><text:span text:style-name="T4"> </text:span><text:span text:style-name="T7">and uploaded to JavaCard using GlobalPlatformPro (</text:span><text:a xlink:type="simple" xlink:href="https://github.com/martinpaljak/GlobalPlatformPro" text:style-name="Internet_20_link" text:visited-style-name="Visited_20_Internet_20_Link"><text:span text:style-name="T7">https://github.com/martinpaljak/GlobalPlatformPro</text:span></text:a><text:span text:style-name="T7">)</text:span><text:span text:style-name="T4">. </text:span></text:p>
      <text:p text:style-name="P6"/>
      <text:p text:style-name="P7">2. <text:span text:style-name="T22">Implementation in project:</text:span></text:p>
      <text:p text:style-name="P7"/>
      <text:p text:style-name="P8"><text:span text:style-name="T24">The p</text:span>roject use<text:span text:style-name="T24">s </text:span>JavaCard cryptography library to implement <text:span text:style-name="T24">the</text:span> secure channel. <text:span text:style-name="T24">Our project is implemented within the mentioned gradle template to simplify testing and compilation.</text:span></text:p>
      <text:p text:style-name="P8"/>
      <text:p text:style-name="P9">3. Project design:</text:p>
      <text:p text:style-name="P2"/>
      <text:p text:style-name="P2">Secure Channel</text:p>
      <text:p text:style-name="P11"><text:span text:style-name="T8">Project uses Secure Channel to protect data confidentiality and integrity. The secure channel is inspired by </text:span><text:a xlink:type="simple" xlink:href="https://github.com/status-im/status-keycard/" text:style-name="Internet_20_link" text:visited-style-name="Visited_20_Internet_20_Link"><text:span text:style-name="T8">https://github.com/status-im/status-keycard/</text:span></text:a><text:span text:style-name="T8">, but has some modification, which simplifies the creation of secure channel, but do not affect the security. Channel is created by performing following steps:</text:span></text:p>
      <text:list xml:id="list3598174252" text:style-name="L8">
        <text:list-item>
          <text:p text:style-name="P14"><text:span text:style-name="T8">A</text:span><text:span text:style-name="T3">pplet is selected – There can happen 2 situations.</text:span></text:p>
          <text:list>
            <text:list-item>
              <text:p text:style-name="P15"><text:span text:style-name="T3">Card is not yet initialized, there is no authentication of client. </text:span><text:span text:style-name="T9">C</text:span><text:span text:style-name="T3">ard sends diffie-helman public key to the client. Client </text:span><text:span text:style-name="T9">then </text:span><text:span text:style-name="T3">generates </text:span><text:span text:style-name="T9">its own diffie-helman key-pair, creates common secret from diffie-helman </text:span><text:span text:style-name="T12">(session key)</text:span><text:span text:style-name="T9">, generates random number, </text:span><text:span text:style-name="T10">which is then hashed and used as pairing secret. Another random number is generated as Initialization vector(IV) for symmetric encryption(AES) where derived common secret from Diffie-Helman is used as encryption key. Now client sends </text:span><text:span text:style-name="T13">INS_INIT with its </text:span><text:span text:style-name="T10">own DH public-key, IV and encrypted PIN, PUK and random number used to generate pairing secret. Card creates new DH ke</text:span><text:span text:style-name="T11">y</text:span><text:span text:style-name="T10">-pair, while saving the pairing secret, </text:span><text:span text:style-name="T11">PIN and PUK. Card then confirms everything was OK. </text:span><text:span text:style-name="T13">Open secure can now be opened.</text:span></text:p>
            </text:list-item>
          </text:list>
        </text:list-item>
      </text:list>
      <text:p text:style-name="P17"><draw:g text:anchor-type="paragraph" draw:z-index="0" draw:name="DrawObject1" draw:style-name="gr7"><draw:custom-shape draw:name="Shape 3" draw:style-name="gr8" draw:text-style-name="P27" svg:width="2.9362in" svg:height="0.2815in" svg:x="1.8567in" svg:y="1.2654in"><text:p/><draw:enhanced-geometry svg:viewBox="0 0 21600 21600" draw:text-areas="0 ?f0 ?f5 ?f2" draw:mirror-horizontal="false" draw:mirror-vertical="false"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 draw:style-name="gr9" draw:text-style-name="P27" svg:width="2.9358in" svg:height="0.2815in" svg:x="1.8709in" svg:y="0.1717in"><text:p/><draw:enhanced-geometry svg:viewBox="0 0 21600 21600" draw:text-areas="0 ?f0 ?f5 ?f2" draw:mirror-horizontal="false" draw:mirror-vertical="false"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Text Frame 1" draw:style-name="gr10" draw:text-style-name="P26" svg:width="0.6496in" svg:height="0.1925in" svg:x="2.6827in" svg:y="0.0465in"><draw:text-box><text:p>Select</text:p></draw:text-box></draw:frame><draw:custom-shape draw:name="Shape 2" draw:style-name="gr8" draw:text-style-name="P27" svg:width="2.9362in" svg:height="0.2815in" svg:x="1.8154in" svg:y="0.639in"><text:p/><draw:enhanced-geometry svg:viewBox="0 0 21600 21600" draw:text-areas="0 ?f0 ?f5 ?f2" draw:mirror-vertical="false" draw:mirror-horizontal="true"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Text Frame 2" draw:style-name="gr11" draw:text-style-name="P26" svg:width="2.8012in" svg:height="0.3843in" svg:x="2.4248in" svg:y="0.5465in"><draw:text-box><text:p>PublicKey(Diffie-Helman)</text:p></draw:text-box></draw:frame><draw:frame draw:name="Text Frame 3" draw:style-name="gr11" draw:text-style-name="P26" svg:width="4.0051in" svg:height="0.3843in" svg:x="1.8567in" svg:y="1.0154in"><draw:text-box><text:p>INS_INIT(PK[DH], IV, <text:span text:style-name="T27">[PIN,</text:span><text:span text:style-name="T27">PUK,</text:span><text:span text:style-name="T27">Pairin</text:span><text:span text:style-name="T27">gSecr</text:span><text:span text:style-name="T27">et]</text:span><text:span text:style-name="T28">sk)</text:span></text:p></draw:text-box></draw:frame><draw:custom-shape draw:name="Shape 4" draw:style-name="gr8" draw:text-style-name="P27" svg:width="2.9362in" svg:height="0.2815in" svg:x="1.802in" svg:y="1.7012in"><text:p/><draw:enhanced-geometry svg:viewBox="0 0 21600 21600" draw:text-areas="0 ?f0 ?f5 ?f2" draw:mirror-vertical="false" draw:mirror-horizontal="true"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Text Frame 4" draw:style-name="gr12" draw:text-style-name="P26" svg:width="1.4071in" svg:height="0.2713in" svg:x="2.7366in" svg:y="1.5984in"><draw:text-box><text:p>OK (0x9000)</text:p></draw:text-box></draw:frame></draw:g><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list xml:id="list53926740803743" text:continue-numbering="true" text:style-name="L8">
        <text:list-item>
          <text:list>
            <text:list-item>
              <text:p text:style-name="P15"><text:soft-page-break/><text:span text:style-name="T11">C</text:span><text:span text:style-name="T12">ard is already initialized. Card sends it has been initialized, which indicates client </text:span><text:span text:style-name="T13">should be</text:span><text:span text:style-name="T12"> able to open secure channel.</text:span></text:p>
            </text:list-item>
          </text:list>
          <text:p text:style-name="P15"><text:span text:style-name="T11"/></text:p>
        </text:list-item>
        <text:list-item>
          <text:p text:style-name="P20"><text:span text:style-name="T11">C</text:span><text:span text:style-name="T3">lient generates new DH key-pair and sends instruction INS_OPEN_SC with fresh public key. Card generates its own key-pair and derives common secret from new private key and received public key. Card now derives two session keys by using hash function sha512. Input to this hash function is derived common secret, pairing secret (established during initialization, used to authenticate both sides) and </text:span><text:span text:style-name="T14">32-bit long random number. Result of this hash function is separated by 256-bit to two keys, one for MAC and other for encryption of a message. Card now sends PK, next IV (random number) and random number used during derivation of MAC and encryption keys. Client now derives the keys in the same way. Both parties should have same key.</text:span></text:p>
          <text:p text:style-name="P20"><text:span text:style-name="T14"/></text:p>
          <text:p text:style-name="P20"><draw:custom-shape text:anchor-type="paragraph" draw:z-index="1" draw:name="Shape 10" draw:style-name="gr6" draw:text-style-name="P27" svg:width="2.9358in" svg:height="0.2815in" svg:x="1.8709in" svg:y="0.1717in"><text:p/><draw:enhanced-geometry svg:viewBox="0 0 21600 21600" draw:text-areas="0 ?f0 ?f5 ?f2" draw:mirror-horizontal="false" draw:mirror-vertical="false"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 draw:name="Text Frame 9" draw:style-name="gr5" draw:text-style-name="P26" svg:width="2.3335in" svg:height="0.576in" svg:x="2.1535in" svg:y="0.0465in"><draw:text-box><text:p>INS_OPEN_SC(PK[DH])</text:p></draw:text-box></draw:frame><draw:custom-shape text:anchor-type="paragraph" draw:z-index="3" draw:name="Shape 11" draw:style-name="gr2" draw:text-style-name="P27" svg:width="2.9362in" svg:height="0.2815in" svg:x="1.8154in" svg:y="0.639in"><text:p/><draw:enhanced-geometry svg:viewBox="0 0 21600 21600" draw:text-areas="0 ?f0 ?f5 ?f2" draw:mirror-vertical="false" draw:mirror-horizontal="true"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name="Text Frame 10" draw:style-name="gr4" draw:text-style-name="P26" svg:width="2.8012in" svg:height="0.3843in" svg:x="2.4252in" svg:y="0.5465in"><draw:text-box><text:p>PK[DH], IV, RN(for key derivation)</text:p></draw:text-box></draw:frame><text:span text:style-name="T14"><text:s text:c="2"/></text:span></text:p>
        </text:list-item>
      </text:list>
      <text:p text:style-name="P21"><text:span text:style-name="T14"/></text:p>
      <text:p text:style-name="P21"><text:span text:style-name="T14"/></text:p>
      <text:p text:style-name="P21"><text:span text:style-name="T14"/></text:p>
      <text:list xml:id="list53927170550124" text:continue-numbering="true" text:style-name="L8">
        <text:list-item>
          <text:list>
            <text:list-header>
              <text:p text:style-name="P18"><text:span text:style-name="T3"/></text:p>
            </text:list-header>
          </text:list>
          <text:p text:style-name="P22"><text:span text:style-name="T3"/></text:p>
        </text:list-item>
        <text:list-item>
          <text:p text:style-name="P22"><text:span text:style-name="T3">Client now generates random number and sends it encrypted(using the IV from previous answer) and verified by MAC to the card. Card verifies integrity of encrypted text by MAC and decrypt the message. </text:span><text:span text:style-name="T15">Saves the decrypted random number and sends same challenge with different number to the client. Then both sends the decrypted random number and if correct, secure channel is verified and can be used.</text:span></text:p>
        </text:list-item>
      </text:list>
      <text:p text:style-name="P23"><draw:custom-shape text:anchor-type="paragraph" draw:z-index="5" draw:name="Shape 9" draw:style-name="gr2" draw:text-style-name="P27" svg:width="2.9362in" svg:height="0.2815in" svg:x="1.9717in" svg:y="1.0252in"><text:p/><draw:enhanced-geometry svg:viewBox="0 0 21600 21600" draw:text-areas="0 ?f0 ?f5 ?f2" draw:mirror-horizontal="false" draw:mirror-vertical="false"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 12" draw:style-name="gr6" draw:text-style-name="P27" svg:width="2.9358in" svg:height="0.2815in" svg:x="1.9854in" svg:y="0.2126in"><text:p/><draw:enhanced-geometry svg:viewBox="0 0 21600 21600" draw:text-areas="0 ?f0 ?f5 ?f2" draw:mirror-horizontal="false" draw:mirror-vertical="false"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 draw:name="Text Frame 11" draw:style-name="gr5" draw:text-style-name="P26" svg:width="2.4689in" svg:height="0.576in" svg:x="2.0909in" svg:y="0.0874in"><draw:text-box><text:p>INS_VERIFY_SC_P1([RN]<text:span text:style-name="T25">sk+mac</text:span> <text:s/>)</text:p></draw:text-box></draw:frame><draw:custom-shape text:anchor-type="paragraph" draw:z-index="8" draw:name="Shape 13" draw:style-name="gr2" draw:text-style-name="P27" svg:width="2.9362in" svg:height="0.2815in" svg:x="1.9299in" svg:y="0.5965in"><text:p/><draw:enhanced-geometry svg:viewBox="0 0 21600 21600" draw:text-areas="0 ?f0 ?f5 ?f2" draw:mirror-vertical="false" draw:mirror-horizontal="true"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name="Text Frame 12" draw:style-name="gr4" draw:text-style-name="P26" svg:width="1.0622in" svg:height="0.3843in" svg:x="2.9354in" svg:y="0.4937in"><draw:text-box><text:p>[RN<text:span text:style-name="T25">2</text:span>]<text:span text:style-name="T25">sk+mac</text:span></text:p></draw:text-box></draw:frame><draw:custom-shape text:anchor-type="paragraph" draw:z-index="11" draw:name="Shape 14" draw:style-name="gr2" draw:text-style-name="P27" svg:width="2.9362in" svg:height="0.2815in" svg:x="1.948in" svg:y="1.4299in"><text:p/><draw:enhanced-geometry svg:viewBox="0 0 21600 21600" draw:text-areas="0 ?f0 ?f5 ?f2" draw:mirror-vertical="false" draw:mirror-horizontal="true"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name="Text Frame 14" draw:style-name="gr1" draw:text-style-name="P26" svg:width="0.3961in" svg:height="0.2713in" svg:x="3.0756in" svg:y="1.3063in"><draw:text-box><text:p>RN</text:p></draw:text-box></draw:frame><text:span text:style-name="T15"/></text:p>
      <text:p text:style-name="P23"><text:span text:style-name="T15"/></text:p>
      <text:p text:style-name="P23"><text:span text:style-name="T15"/></text:p>
      <text:p text:style-name="P23"><text:span text:style-name="T15"/></text:p>
      <text:p text:style-name="P23"><draw:frame text:anchor-type="paragraph" draw:z-index="10" draw:name="Text Frame 13" draw:style-name="gr3" draw:text-style-name="P26" svg:width="2.3232in" svg:height="0.3453in" svg:x="2.0701in" svg:y="0.1307in"><draw:text-box><text:p>INS_VERIFY_SC_P2(RN<text:span text:style-name="T25">2</text:span><text:span text:style-name="T26">)</text:span></text:p></draw:text-box></draw:frame><text:span text:style-name="T15"/></text:p>
      <text:p text:style-name="P23"><text:span text:style-name="T15"/></text:p>
      <text:p text:style-name="P23"><text:span text:style-name="T15"/></text:p>
      <text:p text:style-name="P23"><text:span text:style-name="T3"/></text:p>
      <text:p text:style-name="P23"><text:span text:style-name="T3"/></text:p>
      <text:p text:style-name="P12"><text:span text:style-name="T17"/></text:p>
      <text:p text:style-name="P25"><text:span text:style-name="T21">U</text:span><text:span text:style-name="T20">ser Interface</text:span></text:p>
      <text:p text:style-name="P12"><text:span text:style-name="T17">User</text:span><text:span text:style-name="T16"> uses CLI </text:span><text:span text:style-name="T17">on client </text:span><text:span text:style-name="T16">to query operations on the card. Client has internal state of the card, which is used validate command on client-side before sending. Card also verifies necessary prerequisites before performing operations for security reasons. User also sees the state of the card in the CLI on the end of the prompt: </text:span></text:p>
      <text:list xml:id="list133241831" text:style-name="L9">
        <text:list-item>
          <text:p text:style-name="P13"><text:span text:style-name="T16">“X” - Pin has not been verified in this session.</text:span></text:p>
        </text:list-item>
        <text:list-item>
          <text:p text:style-name="P13"><text:span text:style-name="T16">“V” - Pin has been verified in this session.</text:span></text:p>
        </text:list-item>
        <text:list-item>
          <text:p text:style-name="P13"><text:span text:style-name="T16">“!” - Card is blocked due to too many failed attempts.</text:span></text:p>
        </text:list-item>
        <text:list-item>
          <text:p text:style-name="P13"><text:span text:style-name="T16">“</text:span><text:span text:style-name="T17">#</text:span><text:span text:style-name="T16">” - </text:span><text:span text:style-name="T17">Card is permanently blocked.</text:span></text:p>
        </text:list-item>
      </text:list>
      <text:p text:style-name="P24"><text:span text:style-name="T17">C</text:span><text:span text:style-name="T3">lient chooses operations by providing number of the command. </text:span><text:span text:style-name="T18">An user can list all available commands.</text:span></text:p>
      <text:p text:style-name="P24"><text:span text:style-name="T3"/></text:p>
      <text:p text:style-name="P24"><text:soft-page-break/><text:span text:style-name="T19">Applet</text:span></text:p>
      <text:p text:style-name="P24"><text:span text:style-name="T3">Card offers verification of PIN </text:span><text:span text:style-name="T18">with </text:span><text:span text:style-name="T3">3 attempts. </text:span><text:span text:style-name="T18">If user inputs PIN wrong for the third time, he can use PUK to unblock the card. There are ten attempts before locking the card permanently. PIN and PUK can be changed if in session with already validated PIN. User can also remove or regenerate pairing key in JavaCard, but needs to provide PIN first. </text:span></text:p>
      <text:p text:style-name="P24"><text:span text:style-name="T3"/></text:p>
      <text:p text:style-name="P12"><text:span text:style-name="T17"/></text:p>
      <text:p text:style-name="P19"/>
      <text:p text:style-name="P16"><text:span text:style-name="T11"/></text:p>
      <text:p text:style-name="P5"><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draw:marker draw:name="Arrowheads_20_2" draw:display-name="Arrowheads 2" svg:viewBox="0 826 1131 754" svg:d="M566 826l-566 754 114-85 136-68 148-46 161-17 161 13 153 46 140 68 118 89z"/>
    <draw:marker draw:name="Arrowheads_20_5" draw:display-name="Arrowheads 5" svg:viewBox="0 600 15000 8146" svg:d="M29 600l-29 653 244 1943 761 1804 1183 1560 1562 1182 1806 760 1894 244 1994-244 1806-760 1562-1182 1183-1560 761-1804 244-1943-29-65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20:07:14.097551570</meta:creation-date>
    <meta:generator>LibreOffice/7.3.7.2$Linux_X86_64 LibreOffice_project/30$Build-2</meta:generator>
    <dc:date>2023-03-26T05:39:22.498876709</dc:date>
    <meta:editing-duration>PT4H20M32S</meta:editing-duration>
    <meta:editing-cycles>1</meta:editing-cycles>
    <meta:document-statistic meta:table-count="0" meta:image-count="0" meta:object-count="0" meta:page-count="3" meta:paragraph-count="26" meta:word-count="649" meta:character-count="4263" meta:non-whitespace-character-count="3639"/>
  </office:meta>
</office:document-meta>
</file>